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24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5.375cm"/>
    </style:style>
    <style:style style:name="co11" style:family="table-column">
      <style:table-column-properties fo:break-before="auto" style:column-width="3.101cm"/>
    </style:style>
    <style:style style:name="co12" style:family="table-column">
      <style:table-column-properties fo:break-before="auto" style:column-width="13.8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mi_20_Tags">
      <style:table-properties table:display="true" style:writing-mode="lr-tb"/>
    </style:style>
    <style:style style:name="ta2" style:family="table" style:master-page-name="PageStyle_5f_Substitute_20_Value_20_Usag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mi Ta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" table:default-cell-style-name="ce1"/>
        <table:table-column table:style-name="co5" table:number-columns-repeated="1635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LC tag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HMI Data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Access Metho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art value</text:p>
          </table:table-cell>
          <table:table-cell office:value-type="string" calcext:value-type="string">
            <text:p>Quality Code</text:p>
          </table:table-cell>
          <table:table-cell office:value-type="string" calcext:value-type="string">
            <text:p>Persistency</text:p>
          </table:table-cell>
          <table:table-cell office:value-type="string" calcext:value-type="string">
            <text:p>Substitute value</text:p>
          </table:table-cell>
          <table:table-cell office:value-type="string" calcext:value-type="string">
            <text:p>Tag value [en-US]</text:p>
          </table:table-cell>
          <table:table-cell office:value-type="string" calcext:value-type="string">
            <text:p>Update Mode</text:p>
          </table:table-cell>
          <table:table-cell office:value-type="string" calcext:value-type="string">
            <text:p>Comment [en-US]</text:p>
          </table:table-cell>
          <table:table-cell office:value-type="string" calcext:value-type="string">
            <text:p>Limit Upper 2 Type</text:p>
          </table:table-cell>
          <table:table-cell office:value-type="string" calcext:value-type="string">
            <text:p>Limit Upper 2</text:p>
          </table:table-cell>
          <table:table-cell office:value-type="string" calcext:value-type="string">
            <text:p>Limit Lower 2 Type</text:p>
          </table:table-cell>
          <table:table-cell office:value-type="string" calcext:value-type="string">
            <text:p>Limit Lower 2</text:p>
          </table:table-cell>
          <table:table-cell office:value-type="string" calcext:value-type="string">
            <text:p>Linear scaling</text:p>
          </table:table-cell>
          <table:table-cell office:value-type="string" calcext:value-type="string">
            <text:p>End value PLC</text:p>
          </table:table-cell>
          <table:table-cell office:value-type="string" calcext:value-type="string">
            <text:p>Start value PLC</text:p>
          </table:table-cell>
          <table:table-cell office:value-type="string" calcext:value-type="string">
            <text:p>End value HMI</text:p>
          </table:table-cell>
          <table:table-cell office:value-type="string" calcext:value-type="string">
            <text:p>Start value HMI</text:p>
          </table:table-cell>
          <table:table-cell office:value-type="string" calcext:value-type="string">
            <text:p>Synchronization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BlockInfo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Array [0..4] of 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74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8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MSW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UD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6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Auto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Array [0..15] of B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Array [0..15] of B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_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9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Auto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Loc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Manu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Start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Start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Q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4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AI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AI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AI3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S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M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RDY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OV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LST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5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REM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SSW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E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TF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DRDY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STAL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EARTH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UB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6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GF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GW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BUSF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DOP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D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ACK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LSTR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LSTR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7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RET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RUN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CON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RD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SF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SL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MD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DelayRun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8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ChangeDi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9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PB_Rese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9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AST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9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tartWarn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0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tartWarn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0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unDelay1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0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unDelay1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0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unDelay2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0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unDelay2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1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DelayStart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1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DelayStart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1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DelayStop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1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DelayStop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1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turnMon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2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turnMon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2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OnDelay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2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OnDelay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2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OffDelay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2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OffDelay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3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TrigDelay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3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peedMonTrigDelay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3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ChangeDir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3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ChangeDir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3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LeaveFS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4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LeaveFS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4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achLS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4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achLS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4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achFS_Pr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4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ReachFS_A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5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MD_Freq_S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5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MD_Freq_PV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5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StopReaso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15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1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5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1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6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2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6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2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7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3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7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I3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7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1a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8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1a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8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2a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9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2a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3a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9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3a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0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1b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0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1b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1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2b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1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2b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1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3b_Max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2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AO3b_M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22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INT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30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INTL_SEQ_STR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30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INTL_SEQ_STR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30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PARM.INTL_SEQ_ST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30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tatusWork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4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ModePointe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W49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1b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3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2b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4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3b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4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PSE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3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5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2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4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O1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3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FP_DIM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Loc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Manu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Start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Start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Q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2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DIM.Rese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3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Auto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Ma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Lo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SS_Field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SS_F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PB_Q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EN.Mode_Loc_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90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Quick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4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AckAlarm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4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Auto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Manu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Loc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Start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Start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Sto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Rese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CMD.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5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SE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AST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DI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MC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RDY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OV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RET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RET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2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LSTR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LSTR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LST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REM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SSW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TF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DRDY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MD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STAL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EARTH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UB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GF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GWA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BUSF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DOP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DTES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4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SF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5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SL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5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E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5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I.ACK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5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CON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CON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LAMP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LAMP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SACK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RD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RD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RUN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0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RUN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OK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LO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MA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AU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S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RE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TESTP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1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Q.ASTW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3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I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I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AI3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EE754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D1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MD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MD_Pul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MD_OnOff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MD_Maintai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STW_AutoStar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STW_Loc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STW_Manual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STW_Singl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6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Type_Unimoto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Type_Bimoto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Type_Indicatio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2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MotorStarter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3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ParentSupress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ParentCollectio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INCH_Man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INCH_Loc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7.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OutOfSevic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8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EL.WarningDrive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88.1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B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B95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B2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B9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B3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B9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FP_SHOW.B4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B98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sw_stuct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MSW V 0.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4313.DBX62.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ParentInfo</text:p>
          </table:table-cell>
          <table:table-cell office:value-type="string" calcext:value-type="string">
            <text:p>motors\020PU044U01</text:p>
          </table:table-cell>
          <table:table-cell table:number-columns-repeated="2" office:value-type="string" calcext:value-type="string">
            <text:p>&lt;No Value&gt;</text:p>
          </table:table-cell>
          <table:table-cell table:number-columns-repeated="2" office:value-type="string" calcext:value-type="string">
            <text:p>Text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table:number-columns-repeated="3"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994CD100G21 SPARE MOTOR 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Имя родителя для попап окна, вкладка инфо.</text:p>
            <text:p>При експорте из ECS через скрипт заполняется автоматически,</text:p>
            <text:p>если теги копируются в ручную то требуется в ручную задатать свойство Start Val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DefaultText</text:p>
          </table:table-cell>
          <table:table-cell office:value-type="string" calcext:value-type="string">
            <text:p>motors\020PU044U01</text:p>
          </table:table-cell>
          <table:table-cell table:number-columns-repeated="2" office:value-type="string" calcext:value-type="string">
            <text:p>&lt;No Value&gt;</text:p>
          </table:table-cell>
          <table:table-cell table:number-columns-repeated="2" office:value-type="string" calcext:value-type="string">
            <text:p>Text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Насос отопления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Насос отопления 2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Заголовок POPUP окна.</text:p>
            <text:p>При експорте из ECS через скрипт заполняется автоматически,</text:p>
            <text:p>если теги копируются в ручную то требуется в ручную задатать свойство Start Val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INTL0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10.DBB316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<text:s/>Interlo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INTL01.DefaultText</text:p>
          </table:table-cell>
          <table:table-cell office:value-type="string" calcext:value-type="string">
            <text:p>motors\020PU044U01</text:p>
          </table:table-cell>
          <table:table-cell table:number-columns-repeated="2" office:value-type="string" calcext:value-type="string">
            <text:p>&lt;No Value&gt;</text:p>
          </table:table-cell>
          <table:table-cell table:number-columns-repeated="2" office:value-type="string" calcext:value-type="string">
            <text:p>Text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table:number-columns-repeated="3"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Spare Interlock 01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TR0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10.DBB317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TR01.DefaultText</text:p>
          </table:table-cell>
          <table:table-cell office:value-type="string" calcext:value-type="string">
            <text:p>motors\020PU044U01</text:p>
          </table:table-cell>
          <table:table-cell table:number-columns-repeated="2" office:value-type="string" calcext:value-type="string">
            <text:p>&lt;No Value&gt;</text:p>
          </table:table-cell>
          <table:table-cell table:number-columns-repeated="2" office:value-type="string" calcext:value-type="string">
            <text:p>Text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table:number-columns-repeated="3"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Spare Start Intertlock 01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Sequence Interlock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TP01</text:p>
          </table:table-cell>
          <table:table-cell office:value-type="string" calcext:value-type="string">
            <text:p>motors\020PU044U0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U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Absolute access</text:p>
          </table:table-cell>
          <table:table-cell office:value-type="string" calcext:value-type="string">
            <text:p>%DB10.DBB320</text:p>
          </table:table-cell>
          <table:table-cell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&lt;No Value&gt;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Sequence Stop En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20PU044U01.STP01.DefaultText</text:p>
          </table:table-cell>
          <table:table-cell office:value-type="string" calcext:value-type="string">
            <text:p>motors\020PU044U01</text:p>
          </table:table-cell>
          <table:table-cell table:number-columns-repeated="2" office:value-type="string" calcext:value-type="string">
            <text:p>&lt;No Value&gt;</text:p>
          </table:table-cell>
          <table:table-cell table:number-columns-repeated="2" office:value-type="string" calcext:value-type="string">
            <text:p>Text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</text:p>
          </table:table-cell>
          <table:table-cell table:number-columns-repeated="3" office:value-type="string" calcext:value-type="string">
            <text:p>&lt;No Value&gt;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Spare Stop Enable 01</text:p>
          </table:table-cell>
          <table:table-cell office:value-type="string" calcext:value-type="string">
            <text:p>Client/Server wide</text:p>
          </table:table-cell>
          <table:table-cell office:value-type="string" calcext:value-type="string">
            <text:p>Sequence Stop En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No Value&gt;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6357"/>
        </table:table-row>
      </table:table>
      <table:table table:name="Substitute Value Usage" table:style-name="ta2">
        <table:table-column table:style-name="co5" table:number-columns-repeated="2" table:default-cell-style-name="ce1"/>
        <table:table-column table:style-name="co5" table:number-columns-repeated="16382" table:default-cell-style-name="Default"/>
        <table:table-row table:style-name="ro1">
          <table:table-cell office:value-type="string" calcext:value-type="string">
            <text:p>HMI Tag name</text:p>
          </table:table-cell>
          <table:table-cell office:value-type="string" calcext:value-type="string">
            <text:p>Substitute Value Usag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.00.0000</text:date>, <text:time style:data-style-name="N2" text:time-value="01:56:54.1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bstitute_20_Value_20_Usage" style:display-name="PageStyle_Substitute Value Us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mi_20_Tags" style:display-name="PageStyle_Hmi Ta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5T00:33:04.260000000</dc:date>
    <meta:editing-duration>PT20H8M32S</meta:editing-duration>
    <meta:editing-cycles>2</meta:editing-cycles>
    <meta:generator>LibreOffice/24.8.3.2$Windows_X86_64 LibreOffice_project/48a6bac9e7e268aeb4c3483fcf825c94556d9f92</meta:generator>
    <meta:document-statistic meta:table-count="2" meta:cell-count="5861" meta:object-count="0"/>
    <meta:user-defined meta:name="TIA_Version">1.4</meta:user-defined>
  </office:meta>
</office:document-meta>
</file>